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UTOLAYOUT_5f_5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UTOLAYOUT_5f_5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AUTOLAYOUT_5f_5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AUTOLAYOUT_5f_4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AUTOLAYOUT_5f_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AUTOLAYOUT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AUTOLAYOUT_5f_2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AUTOLAYOUT_5f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AUTOLAYOUT_5f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AUTOLAYOUT_5f_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aining Intuition &#10;on&#10;Blockchain" draw:style-name="dp1" draw:master-page-name="AUTOLAYOUT_5f_5">
        <draw:frame draw:name="Google Shape;101;p17" presentation:style-name="pr1" draw:text-style-name="P2" draw:layer="layout" svg:width="9.912cm" svg:height="7.892cm" svg:x="0.901cm" svg:y="1.294cm" presentation:class="title" presentation:user-transformed="true">
          <draw:text-box>
            <text:p text:style-name="P1"><text:span text:style-name="T1">Gaining Intuition </text:span><text:span text:style-name="T1"><text:line-break/></text:span><text:span text:style-name="T1">on</text:span><text:span text:style-name="T1"><text:line-break/></text:span><text:span text:style-name="T1">Blockchain</text:span></text:p>
          </draw:text-box>
        </draw:frame>
        <draw:frame draw:name="Google Shape;102;p17" presentation:style-name="pr2" draw:text-style-name="P4" draw:layer="layout" svg:width="23.457cm" svg:height="3.617cm" svg:x="0.971cm" svg:y="10.001cm" presentation:class="subtitle" presentation:user-transformed="true">
          <draw:text-box>
            <text:p text:style-name="P3"><text:span text:style-name="T2">J</text:span><text:span text:style-name="T3">ust </text:span><text:span text:style-name="T2">A</text:span><text:span text:style-name="T3"> </text:span><text:span text:style-name="T2">R</text:span><text:span text:style-name="T3">ather </text:span><text:span text:style-name="T2">V</text:span><text:span text:style-name="T3">ery </text:span><text:span text:style-name="T2">I</text:span><text:span text:style-name="T3">nteresting *data* </text:span><text:span text:style-name="T2">S</text:span><text:span text:style-name="T3">tructure</text:span></text:p>
          </draw:text-box>
        </draw:frame>
        <presentation:notes draw:style-name="dp2">
          <draw:page-thumbnail draw:name="Google Shape;98;p:notes" draw:style-name="gr1" draw:layer="layout" svg:width="16.933cm" svg:height="9.524cm" svg:x="1.059cm" svg:y="1.905cm" draw:page-number="1" presentation:class="page"/>
          <draw:frame draw:name="Google Shape;99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Data Structure - Is it?" draw:style-name="dp1" draw:master-page-name="AUTOLAYOUT_5f_4">
        <draw:frame draw:name="Google Shape;107;p18" presentation:style-name="pr4" draw:text-style-name="P6" draw:layer="layout" svg:width="12.052cm" svg:height="8.193cm" svg:x="0.923cm" svg:y="3.047cm" presentation:class="title" presentation:user-transformed="true">
          <draw:text-box>
            <text:p text:style-name="P1"><text:span text:style-name="T4">A Data Structure - Is it?</text:span></text:p>
          </draw:text-box>
        </draw:frame>
        <presentation:notes draw:style-name="dp2">
          <draw:page-thumbnail draw:name="Google Shape;104;g44665ddbda_1_205:notes" draw:style-name="gr1" draw:layer="layout" svg:width="16.932cm" svg:height="9.524cm" svg:x="1.059cm" svg:y="1.905cm" draw:page-number="2" presentation:class="page"/>
          <draw:frame draw:name="Google Shape;105;g44665ddbda_1_20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s" draw:style-name="dp1" draw:master-page-name="AUTOLAYOUT_5f_2">
        <draw:frame draw:name="Google Shape;112;p19" presentation:style-name="pr6" draw:text-style-name="P7" draw:layer="layout" svg:width="9.887cm" svg:height="3.815cm" svg:x="0.901cm" svg:y="0.412cm" presentation:class="title" presentation:user-transformed="true">
          <draw:text-box>
            <text:p text:style-name="P1"><text:span text:style-name="T5">Blocks</text:span></text:p>
          </draw:text-box>
        </draw:frame>
        <draw:frame draw:name="Google Shape;113;p19" presentation:style-name="pr7" draw:text-style-name="P10" draw:layer="layout" svg:width="23.596cm" svg:height="7.511cm" svg:x="0.901cm" svg:y="5.335cm" presentation:class="outline" presentation:user-transformed="true">
          <draw:text-box>
            <text:list text:style-name="L3">
              <text:list-item>
                <text:p text:style-name="P8"><text:span text:style-name="T6">Like Building Blocks, the fundamental unit of blockchain.</text:span></text:p>
              </text:list-item>
              <text:list-item>
                <text:p text:style-name="P8"><text:span text:style-name="T6">What does it contain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ata, Obviously :)</text:span></text:p>
                  </text:list-item>
                  <text:list-item>
                    <text:p text:style-name="P8"><text:span text:style-name="T7">Want to know what time the data is fed in? Time Stamp!</text:span></text:p>
                  </text:list-item>
                  <text:list-item>
                    <text:p text:style-name="P8"><text:span text:style-name="T7">Oh then, hash the data and store it.</text:span></text:p>
                  </text:list-item>
                  <text:list-item>
                    <text:p text:style-name="P8"><text:span text:style-name="T7">How do we link the blocks? Store the previous block’s hash.</text:span></text:p>
                  </text:list-item>
                </text:list>
              </text:list-item>
            </text:list>
            <text:p text:style-name="P9"><text:span text:style-name="T6"><text:s text:c="3"/></text:span><text:span text:style-name="T6">- <text:s text:c="2"/>We don’t create them, We mine them!</text:span></text:p>
          </draw:text-box>
        </draw:frame>
        <presentation:notes draw:style-name="dp2">
          <draw:page-thumbnail draw:name="Google Shape;109;g44665ddbda_1_855:notes" draw:style-name="gr1" draw:layer="layout" svg:width="16.932cm" svg:height="9.524cm" svg:x="1.059cm" svg:y="1.905cm" draw:page-number="3" presentation:class="page"/>
          <draw:frame draw:name="Google Shape;110;g44665ddbda_1_85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hain" draw:style-name="dp1" draw:master-page-name="AUTOLAYOUT_5f_2">
        <draw:frame draw:name="Google Shape;118;p20" presentation:style-name="pr6" draw:text-style-name="P7" draw:layer="layout" svg:width="9.887cm" svg:height="3.815cm" svg:x="0.901cm" svg:y="0.412cm" presentation:class="title" presentation:user-transformed="true">
          <draw:text-box>
            <text:p text:style-name="P1"><text:span text:style-name="T5">The Chain</text:span></text:p>
          </draw:text-box>
        </draw:frame>
        <draw:frame draw:name="Google Shape;119;p20" presentation:style-name="pr7" draw:text-style-name="P10" draw:layer="layout" svg:width="23.596cm" svg:height="7.511cm" svg:x="0.901cm" svg:y="5.335cm" presentation:class="outline" presentation:user-transformed="true">
          <draw:text-box>
            <text:list text:style-name="L3">
              <text:list-item>
                <text:p text:style-name="P8"><text:span text:style-name="T6">The chain obviously consists of blocks.</text:span></text:p>
              </text:list-item>
              <text:list-item>
                <text:p text:style-name="P8"><text:span text:style-name="T6">Blocks are sequentially added.</text:span></text:p>
              </text:list-item>
              <text:list-item>
                <text:p text:style-name="P8"><text:span text:style-name="T6">People who add blocks to this chain are called miners.</text:span></text:p>
              </text:list-item>
              <text:list-item>
                <text:p text:style-name="P8"><text:span text:style-name="T6">This chain exists in a P2P network.</text:span></text:p>
              </text:list-item>
              <text:list-item>
                <text:p text:style-name="P8"><text:span text:style-name="T6">Prime advantage of this is decentralization.</text:span></text:p>
              </text:list-item>
            </text:list>
          </draw:text-box>
        </draw:frame>
        <presentation:notes draw:style-name="dp2">
          <draw:page-thumbnail draw:name="Google Shape;115;g445b975a9a_0_73:notes" draw:style-name="gr1" draw:layer="layout" svg:width="16.932cm" svg:height="9.524cm" svg:x="1.059cm" svg:y="1.905cm" draw:page-number="4" presentation:class="page"/>
          <draw:frame draw:name="Google Shape;116;g445b975a9a_0_7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2P Network, Huh?" draw:style-name="dp1" draw:master-page-name="AUTOLAYOUT_5f_2">
        <draw:frame draw:name="Google Shape;124;p21" presentation:style-name="pr6" draw:text-style-name="P7" draw:layer="layout" svg:width="11.037cm" svg:height="3.815cm" svg:x="0.901cm" svg:y="0.412cm" presentation:class="title" presentation:user-transformed="true">
          <draw:text-box>
            <text:p text:style-name="P1"><text:span text:style-name="T5">A P2P Network, Huh?</text:span></text:p>
          </draw:text-box>
        </draw:frame>
        <draw:frame draw:name="Google Shape;125;p21" presentation:style-name="pr7" draw:text-style-name="P10" draw:layer="layout" svg:width="23.596cm" svg:height="7.511cm" svg:x="0.901cm" svg:y="5.335cm" presentation:class="outline" presentation:user-transformed="true">
          <draw:text-box>
            <text:list text:style-name="L3">
              <text:list-item>
                <text:p text:style-name="P8"><text:span text:style-name="T6">Democracy, at its finest.</text:span></text:p>
              </text:list-item>
              <text:list-item>
                <text:p text:style-name="P8"><text:span text:style-name="T6">Peers can perform different roles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tore data</text:span></text:p>
                  </text:list-item>
                  <text:list-item>
                    <text:p text:style-name="P8"><text:span text:style-name="T7">Validate data</text:span></text:p>
                  </text:list-item>
                  <text:list-item>
                    <text:p text:style-name="P8"><text:span text:style-name="T7">Mine data</text:span></text:p>
                  </text:list-item>
                  <text:list-item>
                    <text:p text:style-name="P8"><text:span text:style-name="T7">Relay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1;g445b975a9a_1_0:notes" draw:style-name="gr1" draw:layer="layout" svg:width="16.932cm" svg:height="9.524cm" svg:x="1.059cm" svg:y="1.905cm" draw:page-number="5" presentation:class="page"/>
          <draw:frame draw:name="Google Shape;122;g445b975a9a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it… Why do we need Blockchain?" draw:style-name="dp1" draw:master-page-name="AUTOLAYOUT_5f_3">
        <draw:frame draw:name="Google Shape;130;p22" presentation:style-name="pr9" draw:text-style-name="P6" draw:layer="layout" svg:width="12.052cm" svg:height="8.193cm" svg:x="0.923cm" svg:y="3.047cm" presentation:class="title" presentation:user-transformed="true">
          <draw:text-box>
            <text:p text:style-name="P1"><text:span text:style-name="T4">Wait… Why do we need Blockchain?</text:span></text:p>
          </draw:text-box>
        </draw:frame>
        <presentation:notes draw:style-name="dp2">
          <draw:page-thumbnail draw:name="Google Shape;127;g445b975a9a_1_92:notes" draw:style-name="gr1" draw:layer="layout" svg:width="16.932cm" svg:height="9.524cm" svg:x="1.059cm" svg:y="1.905cm" draw:page-number="6" presentation:class="page"/>
          <draw:frame draw:name="Google Shape;128;g445b975a9a_1_9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wer Lies in its Structure" draw:style-name="dp1" draw:master-page-name="AUTOLAYOUT_5f_2">
        <draw:frame draw:name="Google Shape;135;p23" presentation:style-name="pr6" draw:text-style-name="P7" draw:layer="layout" svg:width="14.136cm" svg:height="3.815cm" svg:x="0.901cm" svg:y="0.412cm" presentation:class="title" presentation:user-transformed="true">
          <draw:text-box>
            <text:p text:style-name="P1"><text:span text:style-name="T5">Answer Lies in its Structure</text:span></text:p>
          </draw:text-box>
        </draw:frame>
        <draw:frame draw:name="Google Shape;136;p23" presentation:style-name="pr7" draw:text-style-name="P10" draw:layer="layout" svg:width="23.596cm" svg:height="7.511cm" svg:x="0.901cm" svg:y="5.335cm" presentation:class="outline" presentation:user-transformed="true">
          <draw:text-box>
            <text:list text:style-name="L3">
              <text:list-item>
                <text:p text:style-name="P8"><text:span text:style-name="T6">Decentralisation ( Use of P2P network)</text:span></text:p>
              </text:list-item>
              <text:list-item>
                <text:p text:style-name="P8"><text:span text:style-name="T6">Openness ( Permissionless)</text:span></text:p>
              </text:list-item>
              <text:list-item>
                <text:p text:style-name="P8"><text:span text:style-name="T6">Mining to create Blocks ( Restricts block creation)</text:span></text:p>
              </text:list-item>
              <text:list-item>
                <text:p text:style-name="P8"><text:span text:style-name="T6">Usage of Cryptographic Techniques</text:span></text:p>
              </text:list-item>
            </text:list>
          </draw:text-box>
        </draw:frame>
        <presentation:notes draw:style-name="dp2">
          <draw:page-thumbnail draw:name="Google Shape;132;g445b975a9a_1_679:notes" draw:style-name="gr1" draw:layer="layout" svg:width="16.932cm" svg:height="9.524cm" svg:x="1.059cm" svg:y="1.905cm" draw:page-number="7" presentation:class="page"/>
          <draw:frame draw:name="Google Shape;133;g445b975a9a_1_67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ticism" draw:style-name="dp1" draw:master-page-name="AUTOLAYOUT_5f_2">
        <draw:frame draw:name="Google Shape;141;p24" presentation:style-name="pr6" draw:text-style-name="P7" draw:layer="layout" svg:width="9.887cm" svg:height="3.815cm" svg:x="0.901cm" svg:y="0.412cm" presentation:class="title" presentation:user-transformed="true">
          <draw:text-box>
            <text:p text:style-name="P1"><text:span text:style-name="T5">Criticism</text:span></text:p>
          </draw:text-box>
        </draw:frame>
        <draw:frame draw:name="Google Shape;142;p24" presentation:style-name="pr7" draw:text-style-name="P10" draw:layer="layout" svg:width="23.596cm" svg:height="7.511cm" svg:x="0.901cm" svg:y="5.335cm" presentation:class="outline" presentation:user-transformed="true">
          <draw:text-box>
            <text:list text:style-name="L3">
              <text:list-item>
                <text:p text:style-name="P8"><text:span text:style-name="T6">Slow to create blocks.</text:span></text:p>
              </text:list-item>
              <text:list-item>
                <text:p text:style-name="P8"><text:span text:style-name="T6">Relatively young compared to other technologies.</text:span></text:p>
              </text:list-item>
              <text:list-item>
                <text:p text:style-name="P8"><text:span text:style-name="T6">Increases complexity of operations performed.</text:span></text:p>
              </text:list-item>
            </text:list>
          </draw:text-box>
        </draw:frame>
        <presentation:notes draw:style-name="dp2">
          <draw:page-thumbnail draw:name="Google Shape;138;g445b975a9a_1_985:notes" draw:style-name="gr1" draw:layer="layout" svg:width="16.932cm" svg:height="9.524cm" svg:x="1.059cm" svg:y="1.905cm" draw:page-number="8" presentation:class="page"/>
          <draw:frame draw:name="Google Shape;139;g445b975a9a_1_98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, an abstract situation involving Blockchain..." draw:style-name="dp1" draw:master-page-name="AUTOLAYOUT_5f_4">
        <draw:frame draw:name="Google Shape;147;p25" presentation:style-name="pr4" draw:text-style-name="P6" draw:layer="layout" svg:width="12.052cm" svg:height="8.193cm" svg:x="0.923cm" svg:y="3.047cm" presentation:class="title" presentation:user-transformed="true">
          <draw:text-box>
            <text:p text:style-name="P1"><text:span text:style-name="T4">Now, an abstract situation involving Blockchain...</text:span></text:p>
          </draw:text-box>
        </draw:frame>
        <presentation:notes draw:style-name="dp2">
          <draw:page-thumbnail draw:name="Google Shape;144;g445b975a9a_1_1146:notes" draw:style-name="gr1" draw:layer="layout" svg:width="16.932cm" svg:height="9.524cm" svg:x="1.059cm" svg:y="1.905cm" draw:page-number="9" presentation:class="page"/>
          <draw:frame draw:name="Google Shape;145;g445b975a9a_1_114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_5f_5-background" style:display-name="AUTOLAYOUT_5-background" style:family="presentation">
      <style:graphic-properties draw:stroke="none" draw:fill="solid" draw:fill-color="#ffffff"/>
      <style:text-properties style:letter-kerning="true"/>
    </style:style>
    <style:style style:name="AUTOLAYOUT_5f_5-backgroundobjects" style:display-name="AUTOLAYOUT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5-notes" style:display-name="AUTOLAYOUT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5-outline1" style:display-name="AUTOLAYOUT_5-outline1" style:family="presentation">
      <style:graphic-properties draw:stroke="none" draw:fill="none" draw:auto-grow-height="false" draw:fit-to-size="shrink-to-fit">
        <text:list-style style:name="AUTOLAYOUT_5f_5-outline1" style:display-name="AUTOLAYOUT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5-outline2" style:display-name="AUTOLAYOUT_5-outline2" style:family="presentation" style:parent-style-name="AUTOLAYOUT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5-outline3" style:display-name="AUTOLAYOUT_5-outline3" style:family="presentation" style:parent-style-name="AUTOLAYOUT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5-outline4" style:display-name="AUTOLAYOUT_5-outline4" style:family="presentation" style:parent-style-name="AUTOLAYOUT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5-outline5" style:display-name="AUTOLAYOUT_5-outline5" style:family="presentation" style:parent-style-name="AUTOLAYOUT_5f_5-outline4">
      <style:paragraph-properties fo:margin-top="0.1cm" fo:margin-bottom="0cm"/>
      <style:text-properties fo:font-size="20pt" style:font-size-asian="20pt" style:font-size-complex="20pt"/>
    </style:style>
    <style:style style:name="AUTOLAYOUT_5f_5-outline6" style:display-name="AUTOLAYOUT_5-outline6" style:family="presentation" style:parent-style-name="AUTOLAYOUT_5f_5-outline5">
      <style:paragraph-properties fo:margin-top="0.1cm" fo:margin-bottom="0cm"/>
      <style:text-properties fo:font-size="20pt" style:font-size-asian="20pt" style:font-size-complex="20pt"/>
    </style:style>
    <style:style style:name="AUTOLAYOUT_5f_5-outline7" style:display-name="AUTOLAYOUT_5-outline7" style:family="presentation" style:parent-style-name="AUTOLAYOUT_5f_5-outline6">
      <style:paragraph-properties fo:margin-top="0.1cm" fo:margin-bottom="0cm"/>
      <style:text-properties fo:font-size="20pt" style:font-size-asian="20pt" style:font-size-complex="20pt"/>
    </style:style>
    <style:style style:name="AUTOLAYOUT_5f_5-outline8" style:display-name="AUTOLAYOUT_5-outline8" style:family="presentation" style:parent-style-name="AUTOLAYOUT_5f_5-outline7">
      <style:paragraph-properties fo:margin-top="0.1cm" fo:margin-bottom="0cm"/>
      <style:text-properties fo:font-size="20pt" style:font-size-asian="20pt" style:font-size-complex="20pt"/>
    </style:style>
    <style:style style:name="AUTOLAYOUT_5f_5-outline9" style:display-name="AUTOLAYOUT_5-outline9" style:family="presentation" style:parent-style-name="AUTOLAYOUT_5f_5-outline8">
      <style:paragraph-properties fo:margin-top="0.1cm" fo:margin-bottom="0cm"/>
      <style:text-properties fo:font-size="20pt" style:font-size-asian="20pt" style:font-size-complex="20pt"/>
    </style:style>
    <style:style style:name="AUTOLAYOUT_5f_5-subtitle" style:display-name="AUTOLAYOUT_5-subtitle" style:family="presentation">
      <style:graphic-properties draw:stroke="none" draw:fill="none" draw:textarea-vertical-align="middle">
        <text:list-style style:name="AUTOLAYOUT_5f_5-subtitle" style:display-name="AUTOLAYOUT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5-title" style:display-name="AUTOLAYOUT_5-title" style:family="presentation">
      <style:graphic-properties draw:stroke="none" draw:fill="none" draw:textarea-vertical-align="middle">
        <text:list-style style:name="AUTOLAYOUT_5f_5-title" style:display-name="AUTOLAYOUT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background" style:display-name="AUTOLAYOUT_4-background" style:family="presentation">
      <style:graphic-properties draw:stroke="none" draw:fill="solid" draw:fill-color="#ffffff"/>
      <style:text-properties style:letter-kerning="true"/>
    </style:style>
    <style:style style:name="AUTOLAYOUT_5f_4-backgroundobjects" style:display-name="AUTOLAYOUT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4-notes" style:display-name="AUTOLAYOUT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4-outline1" style:display-name="AUTOLAYOUT_4-outline1" style:family="presentation">
      <style:graphic-properties draw:stroke="none" draw:fill="none" draw:auto-grow-height="false" draw:fit-to-size="shrink-to-fit">
        <text:list-style style:name="AUTOLAYOUT_5f_4-outline1" style:display-name="AUTOLAYOUT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outline2" style:display-name="AUTOLAYOUT_4-outline2" style:family="presentation" style:parent-style-name="AUTOLAYOUT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4-outline3" style:display-name="AUTOLAYOUT_4-outline3" style:family="presentation" style:parent-style-name="AUTOLAYOUT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4-outline4" style:display-name="AUTOLAYOUT_4-outline4" style:family="presentation" style:parent-style-name="AUTOLAYOUT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4-outline5" style:display-name="AUTOLAYOUT_4-outline5" style:family="presentation" style:parent-style-name="AUTOLAYOUT_5f_4-outline4">
      <style:paragraph-properties fo:margin-top="0.1cm" fo:margin-bottom="0cm"/>
      <style:text-properties fo:font-size="20pt" style:font-size-asian="20pt" style:font-size-complex="20pt"/>
    </style:style>
    <style:style style:name="AUTOLAYOUT_5f_4-outline6" style:display-name="AUTOLAYOUT_4-outline6" style:family="presentation" style:parent-style-name="AUTOLAYOUT_5f_4-outline5">
      <style:paragraph-properties fo:margin-top="0.1cm" fo:margin-bottom="0cm"/>
      <style:text-properties fo:font-size="20pt" style:font-size-asian="20pt" style:font-size-complex="20pt"/>
    </style:style>
    <style:style style:name="AUTOLAYOUT_5f_4-outline7" style:display-name="AUTOLAYOUT_4-outline7" style:family="presentation" style:parent-style-name="AUTOLAYOUT_5f_4-outline6">
      <style:paragraph-properties fo:margin-top="0.1cm" fo:margin-bottom="0cm"/>
      <style:text-properties fo:font-size="20pt" style:font-size-asian="20pt" style:font-size-complex="20pt"/>
    </style:style>
    <style:style style:name="AUTOLAYOUT_5f_4-outline8" style:display-name="AUTOLAYOUT_4-outline8" style:family="presentation" style:parent-style-name="AUTOLAYOUT_5f_4-outline7">
      <style:paragraph-properties fo:margin-top="0.1cm" fo:margin-bottom="0cm"/>
      <style:text-properties fo:font-size="20pt" style:font-size-asian="20pt" style:font-size-complex="20pt"/>
    </style:style>
    <style:style style:name="AUTOLAYOUT_5f_4-outline9" style:display-name="AUTOLAYOUT_4-outline9" style:family="presentation" style:parent-style-name="AUTOLAYOUT_5f_4-outline8">
      <style:paragraph-properties fo:margin-top="0.1cm" fo:margin-bottom="0cm"/>
      <style:text-properties fo:font-size="20pt" style:font-size-asian="20pt" style:font-size-complex="20pt"/>
    </style:style>
    <style:style style:name="AUTOLAYOUT_5f_4-subtitle" style:display-name="AUTOLAYOUT_4-subtitle" style:family="presentation">
      <style:graphic-properties draw:stroke="none" draw:fill="none" draw:textarea-vertical-align="middle">
        <text:list-style style:name="AUTOLAYOUT_5f_4-subtitle" style:display-name="AUTOLAYOUT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4-title" style:display-name="AUTOLAYOUT_4-title" style:family="presentation">
      <style:graphic-properties draw:stroke="none" draw:fill="none" draw:textarea-vertical-align="middle">
        <text:list-style style:name="AUTOLAYOUT_5f_4-title" style:display-name="AUTOLAYOUT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background" style:display-name="AUTOLAYOUT_3-background" style:family="presentation">
      <style:graphic-properties draw:stroke="none" draw:fill="solid" draw:fill-color="#ffffff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26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_5f_5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UTOLAYOUT_5f_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AUTOLAYOUT_5f_5-backgroundobjects">
      <style:graphic-properties draw:stroke="none" draw:fill="none" draw:fill-color="#ffffff" draw:auto-grow-height="false" fo:min-height="1.485cm"/>
    </style:style>
    <style:style style:name="Mpr4" style:family="presentation" style:parent-style-name="AUTOLAYOUT_5f_5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UTOLAYOUT_5f_4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AUTOLAYOUT_5f_4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AUTOLAYOUT_5f_4-backgroundobjects">
      <style:graphic-properties draw:stroke="none" draw:fill="none" draw:fill-color="#ffffff" draw:auto-grow-height="false" fo:min-height="1.27cm"/>
    </style:style>
    <style:style style:name="Mpr8" style:family="presentation" style:parent-style-name="AUTOLAYOUT_5f_4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AUTOLAYOUT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UTOLAYOUT_5f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AUTOLAYOUT_5f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AUTOLAYOUT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 draw:opacity="19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26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_5f_5" style:display-name="AUTOLAYOUT_5" style:page-layout-name="PM1" draw:style-name="Mdp1">
      <draw:custom-shape draw:name="Google Shape;86;p16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7;p16" draw:style-name="Mgr4" draw:text-style-name="MP6" draw:layer="backgroundobjects" svg:width="25.399cm" svg:height="9.61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8;p16" draw:style-name="Mgr4" draw:text-style-name="MP6" draw:layer="backgroundobjects" svg:width="9.61cm" svg:height="9.61cm" draw:transform="rotate (-3.14159265358979) translate (20.585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9;p16" draw:style-name="Mgr5" draw:text-style-name="MP7" draw:layer="backgroundobjects" svg:width="9.61cm" svg:height="9.61cm" draw:transform="rotate (-3.14159265358979) translate (20.585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90;p16" draw:style-name="Mgr4" draw:text-style-name="MP6" draw:layer="backgroundobjects" svg:width="9.61cm" svg:height="9.61cm" draw:transform="rotate (-3.14159265358979) translate (23.037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91;p16" draw:style-name="Mgr6" draw:text-style-name="MP8" draw:layer="backgroundobjects" svg:width="9.61cm" svg:height="9.61cm" draw:transform="rotate (-3.14159265358979) translate (23.037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92;p16" draw:style-name="Mgr4" draw:text-style-name="MP6" draw:layer="backgroundobjects" svg:width="9.61cm" svg:height="9.61cm" draw:transform="rotate (-3.14159265358979) translate (25.4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93;p16" draw:style-name="Mgr7" draw:text-style-name="MP9" draw:layer="backgroundobjects" svg:width="9.61cm" svg:height="9.61cm" draw:transform="rotate (-3.14159265358979) translate (25.4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94;p16" presentation:style-name="Mpr1" draw:text-style-name="MP10" draw:layer="backgroundobjects" svg:width="9.912cm" svg:height="7.892cm" svg:x="0.901cm" svg:y="1.294cm" presentation:class="title" presentation:user-transformed="true">
        <draw:text-box>
          <text:p/>
        </draw:text-box>
      </draw:frame>
      <draw:frame draw:name="Google Shape;96;p16" presentation:style-name="Mpr2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AUTOLAYOUT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5-title" draw:layer="backgroundobjects" svg:width="14.848cm" svg:height="11.136cm" svg:x="3.075cm" svg:y="2.257cm" presentation:class="page"/>
        <draw:frame presentation:style-name="AUTOLAYOUT_5f_5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4" style:display-name="AUTOLAYOUT_4" style:page-layout-name="PM1" draw:style-name="Mdp1">
      <draw:custom-shape draw:name="Google Shape;75;p15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15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7;p15" draw:style-name="Mgr7" draw:text-style-name="MP9" draw:layer="backgroundobjects" svg:width="21.886cm" svg:height="14.287cm" svg:x="3.51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15" draw:style-name="Mgr4" draw:text-style-name="MP6" draw:layer="backgroundobjects" svg:width="14.287cm" svg:height="14.287cm" svg:x="7.159cm" svg:y="0.001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79;p15" draw:style-name="Mgr6" draw:text-style-name="MP8" draw:layer="backgroundobjects" svg:width="14.287cm" svg:height="14.287cm" svg:x="7.159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0;p15" draw:style-name="Mgr4" draw:text-style-name="MP6" draw:layer="backgroundobjects" svg:width="14.287cm" svg:height="14.287cm" svg:x="3.513cm" svg:y="0.001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1;p15" draw:style-name="Mgr5" draw:text-style-name="MP7" draw:layer="backgroundobjects" svg:width="14.287cm" svg:height="14.287cm" svg:x="3.513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2;p15" draw:style-name="Mgr4" draw:text-style-name="MP6" draw:layer="backgroundobjects" svg:width="14.287cm" svg:height="14.287cm" svg:x="0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83;p15" presentation:style-name="Mpr5" draw:text-style-name="MP13" draw:layer="backgroundobjects" svg:width="12.052cm" svg:height="8.193cm" svg:x="0.923cm" svg:y="3.047cm" presentation:class="title" presentation:user-transformed="true">
        <draw:text-box>
          <text:p/>
        </draw:text-box>
      </draw:frame>
      <draw:frame draw:name="Google Shape;84;p15" presentation:style-name="Mpr6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AUTOLAYOUT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4-title" draw:layer="backgroundobjects" svg:width="16.931cm" svg:height="9.524cm" svg:x="1.059cm" svg:y="1.93cm" presentation:class="page"/>
        <draw:frame presentation:style-name="AUTOLAYOUT_5f_4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1">
      <draw:custom-shape draw:name="Google Shape;51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3" draw:style-name="Mgr4" draw:text-style-name="MP6" draw:layer="backgroundobjects" svg:width="25.399cm" svg:height="4.83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7" draw:text-style-name="MP9" draw:layer="backgroundobjects" svg:width="7.2cm" svg:height="4.837cm" svg:x="18.19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3" draw:style-name="Mgr4" draw:text-style-name="MP6" draw:layer="backgroundobjects" svg:width="4.797cm" svg:height="4.837cm" draw:transform="rotate (-3.14159265358979) translate (15.884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55;p13" draw:style-name="Mgr5" draw:text-style-name="MP7" draw:layer="backgroundobjects" svg:width="4.797cm" svg:height="4.837cm" draw:transform="rotate (-3.14159265358979) translate (15.884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56;p13" draw:style-name="Mgr4" draw:text-style-name="MP6" draw:layer="backgroundobjects" svg:width="4.797cm" svg:height="4.837cm" draw:transform="rotate (-3.14159265358979) translate (17.108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57;p13" draw:style-name="Mgr6" draw:text-style-name="MP8" draw:layer="backgroundobjects" svg:width="4.797cm" svg:height="4.837cm" draw:transform="rotate (-3.14159265358979) translate (17.108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58;p13" draw:style-name="Mgr4" draw:text-style-name="MP6" draw:layer="backgroundobjects" svg:width="4.797cm" svg:height="4.837cm" draw:transform="rotate (-3.14159265358979) translate (18.288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59;p13" draw:style-name="Mgr7" draw:text-style-name="MP9" draw:layer="backgroundobjects" svg:width="4.797cm" svg:height="4.837cm" draw:transform="rotate (-3.14159265358979) translate (18.288cm 4.838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60;p13" presentation:style-name="Mpr9" draw:text-style-name="MP14" draw:layer="backgroundobjects" svg:width="9.887cm" svg:height="3.815cm" svg:x="0.901cm" svg:y="0.412cm" presentation:class="title" presentation:user-transformed="true">
        <draw:text-box>
          <text:p/>
        </draw:text-box>
      </draw:frame>
      <draw:frame draw:name="Google Shape;61;p13" presentation:style-name="AUTOLAYOUT_5f_2-outline1" draw:layer="backgroundobjects" svg:width="23.596cm" svg:height="7.511cm" svg:x="0.901cm" svg:y="5.335cm" presentation:class="outline" presentation:placeholder="true" presentation:user-transformed="true">
        <draw:text-box/>
      </draw:frame>
      <draw:frame draw:name="Google Shape;62;p13" presentation:style-name="Mpr10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" style:display-name="AUTOLAYOUT_3" style:page-layout-name="PM1" draw:style-name="Mdp1">
      <draw:custom-shape draw:name="Google Shape;64;p14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14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14" draw:style-name="Mgr7" draw:text-style-name="MP9" draw:layer="backgroundobjects" svg:width="21.886cm" svg:height="14.287cm" svg:x="3.51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14" draw:style-name="Mgr4" draw:text-style-name="MP6" draw:layer="backgroundobjects" svg:width="14.287cm" svg:height="14.287cm" svg:x="7.159cm" svg:y="0.001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68;p14" draw:style-name="Mgr6" draw:text-style-name="MP8" draw:layer="backgroundobjects" svg:width="14.287cm" svg:height="14.287cm" svg:x="7.159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69;p14" draw:style-name="Mgr4" draw:text-style-name="MP6" draw:layer="backgroundobjects" svg:width="14.287cm" svg:height="14.287cm" svg:x="3.513cm" svg:y="0.001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70;p14" draw:style-name="Mgr5" draw:text-style-name="MP7" draw:layer="backgroundobjects" svg:width="14.287cm" svg:height="14.287cm" svg:x="3.513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71;p14" draw:style-name="Mgr4" draw:text-style-name="MP6" draw:layer="backgroundobjects" svg:width="14.287cm" svg:height="14.287cm" svg:x="0cm" svg:y="0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72;p14" presentation:style-name="Mpr13" draw:text-style-name="MP13" draw:layer="backgroundobjects" svg:width="12.052cm" svg:height="8.193cm" svg:x="0.923cm" svg:y="3.047cm" presentation:class="title" presentation:user-transformed="true">
        <draw:text-box>
          <text:p/>
        </draw:text-box>
      </draw:frame>
      <draw:frame draw:name="Google Shape;73;p14" presentation:style-name="Mpr14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AUTOLAYOUT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3-title" draw:layer="backgroundobjects" svg:width="16.931cm" svg:height="9.524cm" svg:x="1.059cm" svg:y="1.93cm" presentation:class="page"/>
        <draw:frame presentation:style-name="AUTOLAYOUT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5.1.0.3$Linux_X86_64 LibreOffice_project/</meta:generator>
  </office:meta>
</office:document-meta>
</file>